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d36" officeooo:paragraph-rsid="001fcd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ck Mirror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38:50.402000000</meta:creation-date>
    <dc:date>2023-10-30T13:52:37.387000000</dc:date>
    <meta:editing-duration>PT13M4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